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3" style:family="graphic" style:parent-style-name="standard">
      <style:graphic-properties draw:textarea-horizontal-align="justify" draw:textarea-vertical-align="middle" draw:auto-grow-height="false" fo:min-height="0.952cm" fo:min-width="1.764cm"/>
    </style:style>
    <style:style style:name="gr4" style:family="graphic" style:parent-style-name="standard">
      <style:graphic-properties draw:textarea-horizontal-align="justify" draw:textarea-vertical-align="middle" draw:auto-grow-height="false" fo:min-height="0.952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1.035cm" fo:min-width="0.84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03cm"/>
    </style:style>
    <style:style style:name="gr8" style:family="graphic" style:parent-style-name="standard">
      <style:graphic-properties draw:stroke="none" svg:stroke-color="#000000" draw:fill="none" draw:fill-color="#ffffff" fo:min-height="0.75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.35cm"/>
    </style:style>
    <style:style style:name="gr11" style:family="graphic" style:parent-style-name="standard">
      <style:graphic-properties draw:stroke="none" svg:stroke-color="#000000" draw:fill="none" draw:fill-color="#ffffff" fo:min-height="0.552cm"/>
    </style:style>
    <style:style style:name="gr12" style:family="graphic" style:parent-style-name="standard">
      <style:graphic-properties draw:textarea-horizontal-align="justify" draw:textarea-vertical-align="middle" draw:auto-grow-height="false" fo:min-height="1.361cm" fo:min-width="1.299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11.706cm" svg:y="2.4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799cm" svg:height="1.611cm" svg:x="8.701cm" svg:y="4.989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2cm" svg:height="1.7cm" svg:x="14.1cm" svg:y="4.8cm">
          <text:p text:style-name="P1"><text:span text:style-name="T1">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cm" svg:height="1.7cm" svg:x="11cm" svg:y="7.9cm">
          <text:p text:style-name="P1"><text:span text:style-name="T1">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1.9cm" svg:height="1.817cm" svg:x="5cm" svg:y="7.9cm">
          <draw:glue-point draw:id="12" svg:x="5cm" svg:y="2.157cm"/>
          <text:p text:style-name="P1"><text:span text:style-name="T1">wh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3.152cm" svg:y1="3.766cm" svg:x2="14.568cm" svg:y2="5.049cm" draw:start-shape="id1" draw:start-glue-point="9" draw:end-shape="id2" draw:end-glue-point="5" svg:d="M13152 3766l1416 1283" svg:viewBox="0 0 1417 1284">
          <text:p/>
        </draw:connector>
        <draw:connector draw:style-name="gr6" draw:text-style-name="P3" draw:layer="layout" draw:type="line" svg:x1="8.964cm" svg:y1="6.364cm" svg:x2="6.622cm" svg:y2="8.166cm" draw:start-shape="id3" draw:start-glue-point="7" draw:end-shape="id4" draw:end-glue-point="11" svg:d="M8964 6364l-2342 1802" svg:viewBox="0 0 2343 1803">
          <text:p/>
        </draw:connector>
        <draw:frame draw:style-name="gr7" draw:text-style-name="P4" draw:layer="layout" svg:width="2.3cm" svg:height="1.353cm" svg:x="5.7cm" svg:y="6.6cm">
          <draw:text-box>
            <text:p><text:span text:style-name="T1">E </text:span><text:span text:style-name="T1">&gt;</text:span><text:span text:style-name="T1">= </text:span><text:span text:style-name="T1">0</text:span></text:p>
          </draw:text-box>
        </draw:frame>
        <draw:connector draw:style-name="gr6" draw:text-style-name="P3" draw:layer="layout" draw:type="line" svg:x1="10.237cm" svg:y1="6.364cm" svg:x2="12.5cm" svg:y2="7.9cm" draw:start-shape="id3" draw:start-glue-point="9" draw:end-shape="id5" draw:end-glue-point="4" svg:d="M10237 6364l2263 1536" svg:viewBox="0 0 2264 1537">
          <text:p/>
        </draw:connector>
        <draw:frame draw:style-name="gr8" draw:text-style-name="P4" draw:layer="layout" svg:width="1.9cm" svg:height="1.002cm" svg:x="10.9cm" svg:y="6.3cm">
          <draw:text-box>
            <text:p><text:span text:style-name="T1">E </text:span><text:span text:style-name="T1">&lt; </text:span><text:span text:style-name="T1">0</text:span></text:p>
          </draw:text-box>
        </draw:frame>
        <draw:frame draw:style-name="gr9" draw:text-style-name="P5" draw:layer="layout" svg:width="3.8cm" svg:height="1cm" svg:x="13.8cm" svg:y="3.6cm">
          <draw:text-box>
            <text:p text:style-name="P1"><text:span text:style-name="T1">E &gt; </text:span><text:span text:style-name="T1">v*(</text:span><text:span text:style-name="T1">v-</text:span><text:span text:style-name="T1">1) / </text:span><text:span text:style-name="T1">2</text:span></text:p>
          </draw:text-box>
        </draw:frame>
        <draw:connector draw:style-name="gr6" draw:text-style-name="P3" draw:layer="layout" draw:type="line" svg:x1="11.954cm" svg:y1="3.766cm" svg:x2="10.237cm" svg:y2="5.225cm" draw:start-shape="id1" draw:start-glue-point="7" draw:end-shape="id3" draw:end-glue-point="11" svg:d="M11954 3766l-1717 1459" svg:viewBox="0 0 1718 1460">
          <text:p/>
        </draw:connector>
        <draw:frame draw:style-name="gr7" draw:text-style-name="P5" draw:layer="layout" svg:width="4cm" svg:height="1.353cm" svg:x="7.7cm" svg:y="3.5cm">
          <draw:text-box>
            <text:p text:style-name="P1"><text:span text:style-name="T1">E &lt;= </text:span><text:span text:style-name="T1">v*(v-</text:span><text:span text:style-name="T1">1) / 2</text:span></text:p>
          </draw:text-box>
        </draw:frame>
        <draw:custom-shape draw:style-name="gr2" draw:text-style-name="P2" xml:id="id6" draw:id="id6" draw:layer="layout" svg:width="1.799cm" svg:height="1.611cm" svg:x="6.8cm" svg:y="12.6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799cm" svg:height="1.611cm" svg:x="1.7cm" svg:y="10.88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5.95cm" svg:y1="9.717cm" svg:x2="6.8cm" svg:y2="13.406cm" draw:start-shape="id4" draw:start-glue-point="8" draw:end-shape="id6" draw:end-glue-point="6" svg:d="M5950 9717l850 3689" svg:viewBox="0 0 851 3690">
          <text:p/>
        </draw:connector>
        <draw:connector draw:style-name="gr6" draw:text-style-name="P3" draw:layer="layout" draw:type="line" svg:x1="5.278cm" svg:y1="9.451cm" svg:x2="3.236cm" svg:y2="11.125cm" draw:start-shape="id4" draw:start-glue-point="7" draw:end-shape="id7" draw:end-glue-point="11" svg:d="M5278 9451l-2042 1674" svg:viewBox="0 0 2043 1675">
          <text:p/>
        </draw:connector>
        <draw:frame draw:style-name="gr10" draw:text-style-name="P4" draw:layer="layout" svg:width="3cm" svg:height="1.6cm" svg:x="1.3cm" svg:y="9.5cm">
          <draw:text-box>
            <text:p><text:span text:style-name="T1">G.E() &gt;= E</text:span></text:p>
          </draw:text-box>
        </draw:frame>
        <draw:frame draw:style-name="gr11" draw:text-style-name="P4" draw:layer="layout" svg:width="3.5cm" svg:height="0.806cm" svg:x="3.9cm" svg:y="11.7cm">
          <draw:text-box>
            <text:p><text:span text:style-name="T1">G.E() &lt; E</text:span></text:p>
          </draw:text-box>
        </draw:frame>
        <draw:custom-shape draw:style-name="gr12" draw:text-style-name="P2" xml:id="id9" draw:id="id9" draw:layer="layout" svg:width="1.799cm" svg:height="1.611cm" svg:x="16.501cm" svg:y="12.5cm">
          <text:p text:style-name="P1"><text:span text:style-name="T1">c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7.7cm" svg:y1="12.6cm" svg:x2="6.622cm" svg:y2="9.451cm" draw:start-shape="id6" draw:start-glue-point="4" draw:end-shape="id4" draw:end-glue-point="9" svg:d="M7700 12600l-1078-3149" svg:viewBox="0 0 1079 3150">
          <text:p/>
        </draw:connector>
        <draw:connector draw:style-name="gr6" draw:text-style-name="P3" draw:layer="layout" draw:type="line" svg:x1="8.599cm" svg:y1="13.406cm" svg:x2="11.201cm" svg:y2="13.395cm" draw:start-shape="id6" draw:start-glue-point="10" draw:end-shape="id8" draw:end-glue-point="6" svg:d="M8599 13406l2602-11" svg:viewBox="0 0 2603 12">
          <text:p/>
        </draw:connector>
        <draw:custom-shape draw:style-name="gr2" draw:text-style-name="P2" xml:id="id8" draw:id="id8" draw:layer="layout" svg:width="1.799cm" svg:height="1.611cm" svg:x="11.201cm" svg:y="12.589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2.101cm" svg:y1="12.589cm" svg:x2="6.9cm" svg:y2="9.199cm" draw:start-shape="id8" draw:start-glue-point="4" draw:end-shape="id4" draw:end-glue-point="12" svg:d="M12101 12589l-5201-3390" svg:viewBox="0 0 5202 3391">
          <text:p/>
        </draw:connector>
        <draw:frame draw:style-name="gr11" draw:text-style-name="P4" draw:layer="layout" svg:width="3.5cm" svg:height="0.806cm" svg:x="7.4cm" svg:y="11.198cm">
          <draw:text-box>
            <text:p><text:span text:style-name="T1">v == w</text:span></text:p>
          </draw:text-box>
        </draw:frame>
        <draw:frame draw:style-name="gr11" draw:text-style-name="P4" draw:layer="layout" svg:width="3.5cm" svg:height="0.806cm" svg:x="8.7cm" svg:y="12.5cm">
          <draw:text-box>
            <text:p><text:span text:style-name="T1">v != </text:span><text:span text:style-name="T1">w</text:span></text:p>
          </draw:text-box>
        </draw:frame>
        <draw:connector draw:style-name="gr6" draw:text-style-name="P3" draw:layer="layout" draw:type="line" svg:x1="13cm" svg:y1="13.395cm" svg:x2="16.501cm" svg:y2="13.306cm" draw:start-shape="id8" draw:start-glue-point="10" draw:end-shape="id9" draw:end-glue-point="6" svg:d="M13000 13395l3501-89" svg:viewBox="0 0 3502 90">
          <text:p/>
        </draw:connector>
        <draw:connector draw:style-name="gr6" draw:text-style-name="P3" draw:layer="layout" draw:type="line" svg:x1="16.764cm" svg:y1="12.736cm" svg:x2="6.9cm" svg:y2="8.809cm" draw:start-shape="id9" draw:start-glue-point="5" draw:end-shape="id4" draw:end-glue-point="10" svg:d="M16764 12736l-9864-3927" svg:viewBox="0 0 9865 3928">
          <text:p/>
        </draw:connector>
        <draw:frame draw:style-name="gr13" draw:text-style-name="P4" draw:layer="layout" svg:width="4.1cm" svg:height="1.1cm" svg:x="10.741cm" svg:y="11.2cm">
          <draw:text-box>
            <text:p><text:span text:style-name="T2">co</text:span><text:span text:style-name="T2">nta</text:span><text:span text:style-name="T2">ins</text:span><text:span text:style-name="T1">(e)</text:span></text:p>
          </draw:text-box>
        </draw:frame>
        <draw:frame draw:style-name="gr13" draw:text-style-name="P4" draw:layer="layout" svg:width="4.1cm" svg:height="1.1cm" svg:x="13.053cm" svg:y="12.547cm">
          <draw:text-box>
            <text:p><text:span text:style-name="T2">!</text:span><text:span text:style-name="T2">co</text:span><text:span text:style-name="T2">nt</text:span><text:span text:style-name="T2">ain</text:span><text:span text:style-name="T2">s</text:span><text:span text:style-name="T1">(</text:span><text:span text:style-name="T1">e)</text:span></text:p>
          </draw:text-box>
        </draw:frame>
        <draw:connector draw:style-name="gr6" draw:text-style-name="P3" draw:layer="layout" draw:type="line" svg:x1="12.517cm" svg:y1="1.357cm" svg:x2="12.553cm" svg:y2="2.4cm" draw:end-shape="id1" draw:end-glue-point="4" svg:d="M12517 1357l36 1043" svg:viewBox="0 0 37 10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09:40:08.521743598</meta:creation-date>
    <dc:date>2017-10-16T13:51:24.180646479</dc:date>
    <meta:editing-duration>PT4H6S</meta:editing-duration>
    <meta:editing-cycles>10</meta:editing-cycles>
    <meta:generator>LibreOffice/5.1.6.2$Linux_X86_64 LibreOffice_project/10m0$Build-2</meta:generator>
    <meta:document-statistic meta:object-count="31"/>
  </office:meta>
</office:document-meta>
</file>